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9ec8"/>
    </style:style>
    <style:style style:name="P2" style:family="paragraph" style:parent-style-name="Standard">
      <style:text-properties officeooo:rsid="000e38a0" officeooo:paragraph-rsid="000e38a0"/>
    </style:style>
    <style:style style:name="P3" style:family="paragraph" style:parent-style-name="Standard">
      <style:text-properties officeooo:rsid="000ed59e" officeooo:paragraph-rsid="000ed59e"/>
    </style:style>
    <style:style style:name="T1" style:family="text">
      <style:text-properties officeooo:rsid="000d9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me de classe :</text:p>
      <text:p text:style-name="Standard">- <text:span text:style-name="T1">classe pour la carte</text:span></text:p>
      <text:p text:style-name="Standard">-<text:span text:style-name="T1">classe pour la page des bâtiments</text:span></text:p>
      <text:p text:style-name="Standard">-<text:span text:style-name="T1">classe pour le planning</text:span></text:p>
      <text:p text:style-name="Standard">-<text:span text:style-name="T1">classe pour le planning personnalisé avec base données en cas de connexion</text:span></text:p>
      <text:p text:style-name="Standard">-<text:span text:style-name="T1">classe pour la page de connexion</text:span></text:p>
      <text:p text:style-name="Standard">-<text:span text:style-name="T1">classe pour le questionnaire de début</text:span></text:p>
      <text:p text:style-name="Standard">-<text:span text:style-name="T1">classe pour l’enquête de satisfaction</text:span></text:p>
      <text:p text:style-name="Standard"/>
      <text:p text:style-name="Standard">-<text:span text:style-name="T1">classe pour le script qui envoie les notifications</text:span></text:p>
      <text:p text:style-name="Standard"/>
      <text:p text:style-name="P1">-<text:span text:style-name="T1">base de données écoles</text:span></text:p>
      <text:p text:style-name="P1">-<text:span text:style-name="T1">base de données activités</text:span></text:p>
      <text:p text:style-name="P1"/>
      <text:p text:style-name="P1"/>
      <text:p text:style-name="P2">Diagramme de cas d’utilisation :</text:p>
      <text:p text:style-name="P2">le client peut :</text:p>
      <text:p text:style-name="P2">-se connecter</text:p>
      <text:p text:style-name="P2">-aller sur la carte</text:p>
      <text:p text:style-name="P2">-aller sur le planning</text:p>
      <text:p text:style-name="P2">-aller sur les bâtiments</text:p>
      <text:p text:style-name="P2">-compléter le formulaire</text:p>
      <text:p text:style-name="P3"/>
      <text:p text:style-name="P3">le commanditaire peut :</text:p>
      <text:p text:style-name="P3">-ajouter des éléments dans la base de données</text:p>
      <text:p text:style-name="P2"/>
      <text:p text:style-name="P2">Diagramme d’activité 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1:59:00.067471665</meta:creation-date>
    <dc:date>2019-02-13T12:14:27.047143235</dc:date>
    <meta:editing-duration>PT5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05" meta:character-count="625" meta:non-whitespace-character-count="541"/>
  </office:meta>
</office:document-meta>
</file>